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able_20_Contents">
      <style:paragraph-properties fo:margin-left="0.199cm" fo:margin-right="0cm" fo:text-align="center" style:justify-single-word="false" fo:text-indent="0cm" style:auto-text-indent="false"/>
    </style:style>
    <style:style style:name="P15" style:family="paragraph" style:parent-style-name="Text_20_body">
      <style:text-properties fo:font-size="2pt" style:font-size-asian="1.75pt" style:font-size-complex="2pt"/>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text-properties fo:color="#b80047"/>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officeooo:paragraph-rsid="00063f4e"/>
    </style:style>
    <style:style style:name="P22" style:family="paragraph" style:parent-style-name="Text_20_body" style:list-style-name="L4"/>
    <style:style style:name="P23" style:family="paragraph" style:parent-style-name="Text_20_body">
      <style:text-properties officeooo:paragraph-rsid="00063f4e"/>
    </style:style>
    <style:style style:name="P24" style:family="paragraph" style:parent-style-name="Text_20_body">
      <style:text-properties officeooo:paragraph-rsid="00079ae8"/>
    </style:style>
    <style:style style:name="P25" style:family="paragraph" style:parent-style-name="Text_20_body" style:list-style-name="L5">
      <style:text-properties officeooo:paragraph-rsid="00079ae8"/>
    </style:style>
    <style:style style:name="P26" style:family="paragraph" style:parent-style-name="Text_20_body" style:list-style-name="L6">
      <style:text-properties officeooo:paragraph-rsid="00079ae8"/>
    </style:style>
    <style:style style:name="P27" style:family="paragraph" style:parent-style-name="Heading_20_1" style:master-page-name="Standard">
      <style:paragraph-properties style:page-number="auto"/>
    </style:style>
    <style:style style:name="P28" style:family="paragraph" style:parent-style-name="Table_20_Contents">
      <style:paragraph-properties fo:text-align="center" style:justify-single-word="false"/>
      <style:text-properties officeooo:paragraph-rsid="00063f4e"/>
    </style:style>
    <style:style style:name="P29" style:family="paragraph" style:parent-style-name="Table_20_Contents">
      <style:paragraph-properties fo:margin-left="0.199cm" fo:margin-right="0cm" fo:text-align="start" style:justify-single-word="false" fo:text-indent="0cm" style:auto-text-indent="false"/>
    </style:style>
    <style:style style:name="P30" style:family="paragraph" style:parent-style-name="Table_20_Contents">
      <style:paragraph-properties fo:margin-left="0.199cm" fo:margin-right="0cm" fo:text-indent="0cm" style:auto-text-indent="false"/>
      <style:text-properties officeooo:paragraph-rsid="00063f4e"/>
    </style:style>
    <style:style style:name="P31" style:family="paragraph" style:parent-style-name="Table_20_Contents">
      <style:paragraph-properties fo:margin-left="0cm" fo:margin-right="0cm" fo:text-align="center" style:justify-single-word="false" fo:text-indent="0cm" style:auto-text-indent="false"/>
      <style:text-properties officeooo:paragraph-rsid="00063f4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Titre_20_hors_20_contenu" style:master-page-name="Standard">
      <style:paragraph-properties style:page-number="auto"/>
    </style:style>
    <style:style style:name="P38" style:family="paragraph">
      <style:paragraph-properties fo:text-align="center"/>
    </style:style>
    <style:style style:name="T1" style:family="text">
      <style:text-properties fo:font-variant="small-caps"/>
    </style:style>
    <style:style style:name="T2" style:family="text">
      <style:text-properties fo:font-variant="small-caps" officeooo:rsid="00063f4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63f4e"/>
    </style:style>
    <style:style style:name="T6" style:family="text">
      <style:text-properties officeooo:rsid="00079ae8"/>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4T10:43:01">2014-02-24</text:date></text:p>
          <text:p text:style-name="P8">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4T10:43:01">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8" svg:x1="14.301cm" svg:y1="20.702cm" svg:x2="14.35cm" svg:y2="7.001cm">
        <text:p/>
      </draw:line>
      <draw:line text:anchor-type="page" text:anchor-page-number="1" draw:z-index="4" draw:style-name="gr2" draw:text-style-name="P38" svg:x1="14.3cm" svg:y1="29.701cm" svg:x2="14.304cm" svg:y2="27.7cm">
        <text:p/>
      </draw:line>
      <text:p text:style-name="P16"><draw:rect text:anchor-type="paragraph" draw:z-index="0" draw:style-name="gr1" draw:text-style-name="P38" svg:width="7.002cm" svg:height="29.701cm" svg:x="11.998cm" svg:y="-2cm"><text:p/></draw:rect></text:p>
      <text:p text:style-name="P3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3"><text:span text:style-name="T1">Cadon</text:span> Mehdi-Jonathan</text:p>
          </table:table-cell>
          <table:table-cell table:style-name="Tableau1.D3" office:value-type="string">
            <text:p text:style-name="P12">Mise à jour du contenu</text:p>
          </table:table-cell>
        </table:table-row>
        <table:table-row>
          <table:table-cell table:style-name="Tableau1.A2" office:value-type="string">
            <text:p text:style-name="P28"><text:span text:style-name="T5">1.3</text:span></text:p>
          </table:table-cell>
          <table:table-cell table:style-name="Tableau1.A2" office:value-type="string">
            <text:p text:style-name="P28"><text:span text:style-name="T5">2014-02-24</text:span></text:p>
          </table:table-cell>
          <table:table-cell table:style-name="Tableau1.A2" office:value-type="string">
            <text:p text:style-name="P13"><text:span text:style-name="T2">Pachy</text:span> <text:span text:style-name="T5">Ravi</text:span></text:p>
          </table:table-cell>
          <table:table-cell table:style-name="Tableau1.D3" office:value-type="string">
            <text:p text:style-name="P30"><text:span text:style-name="T5">Mise à jour du contenu</text:spa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28"><text:span text:style-name="T5">1.3</text:span></text:p>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28"><text:span text:style-name="T5">1.3</text:span></text:p>
          </table:table-cell>
          <table:table-cell table:style-name="Tableau6.A2" office:value-type="string">
            <text:p text:style-name="P4"/>
          </table:table-cell>
          <table:table-cell table:style-name="Tableau6.C2" office:value-type="string">
            <text:p text:style-name="P31"><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4">Table des matières</text:p>
          </text:index-title>
          <text:p text:style-name="P35"><text:a xlink:type="simple" xlink:href="#__RefHeading__8552_1647095933" text:style-name="Internet_20_link" text:visited-style-name="Internet_20_link">1. Objectifs<text:tab/>4</text:a></text:p>
          <text:p text:style-name="P35"><text:a xlink:type="simple" xlink:href="#__RefHeading__744_573458206" text:style-name="Internet_20_link" text:visited-style-name="Internet_20_link">2. Acteurs<text:tab/>4</text:a></text:p>
          <text:p text:style-name="P35"><text:a xlink:type="simple" xlink:href="#__RefHeading__567_1663815017" text:style-name="Internet_20_link" text:visited-style-name="Internet_20_link">3. Points abordés<text:tab/>4</text:a></text:p>
          <text:p text:style-name="P32"><text:a xlink:type="simple" xlink:href="#__RefHeading__976_14744064" text:style-name="Internet_20_link" text:visited-style-name="Internet_20_link">3.1. Ordre du jour de la réunion du 2014-02-21<text:tab/>4</text:a></text:p>
          <text:p text:style-name="P32"><text:a xlink:type="simple" xlink:href="#__RefHeading__978_14744064" text:style-name="Internet_20_link" text:visited-style-name="Internet_20_link">3.2. Compte rendu 002 de la réunion du 2014-02-14<text:tab/>5</text:a></text:p>
          <text:p text:style-name="P32"><text:a xlink:type="simple" xlink:href="#__RefHeading__980_14744064" text:style-name="Internet_20_link" text:visited-style-name="Internet_20_link">3.3. Cahier des charges v1.2.7<text:tab/>5</text:a></text:p>
          <text:p text:style-name="P33"><text:a xlink:type="simple" xlink:href="#__RefHeading__982_14744064" text:style-name="Internet_20_link" text:visited-style-name="Internet_20_link">3.3.1. Contexte<text:tab/>5</text:a></text:p>
          <text:p text:style-name="P36"><text:a xlink:type="simple" xlink:href="#__RefHeading__4241_88340693" text:style-name="Internet_20_link" text:visited-style-name="Internet_20_link">3.3.1.1. Contraintes légales<text:tab/>5</text:a></text:p>
          <text:p text:style-name="P36"><text:a xlink:type="simple" xlink:href="#__RefHeading__4243_88340693" text:style-name="Internet_20_link" text:visited-style-name="Internet_20_link">3.3.1.2. Secrétariat central<text:tab/>5</text:a></text:p>
          <text:p text:style-name="P33"><text:a xlink:type="simple" xlink:href="#__RefHeading__984_14744064" text:style-name="Internet_20_link" text:visited-style-name="Internet_20_link">3.3.2. Documents<text:tab/>6</text:a></text:p>
          <text:p text:style-name="P36"><text:a xlink:type="simple" xlink:href="#__RefHeading__986_14744064" text:style-name="Internet_20_link" text:visited-style-name="Internet_20_link">3.3.2.1. Réquisition<text:tab/>6</text:a></text:p>
          <text:p text:style-name="P36"><text:a xlink:type="simple" xlink:href="#__RefHeading__988_14744064" text:style-name="Internet_20_link" text:visited-style-name="Internet_20_link">3.3.2.2. Waybill / Delivery note<text:tab/>6</text:a></text:p>
          <text:p text:style-name="P36"><text:a xlink:type="simple" xlink:href="#__RefHeading__990_14744064" text:style-name="Internet_20_link" text:visited-style-name="Internet_20_link">3.3.2.3. Tableaux de bord<text:tab/>6</text:a></text:p>
          <text:p text:style-name="P36"><text:a xlink:type="simple" xlink:href="#__RefHeading__992_14744064" text:style-name="Internet_20_link" text:visited-style-name="Internet_20_link">3.3.2.4. Bons pour accord de paiement<text:tab/>7</text:a></text:p>
          <text:p text:style-name="P33"><text:a xlink:type="simple" xlink:href="#__RefHeading__994_14744064" text:style-name="Internet_20_link" text:visited-style-name="Internet_20_link">3.3.3. Documents à numériser<text:tab/>7</text:a></text:p>
          <text:p text:style-name="P33"><text:a xlink:type="simple" xlink:href="#__RefHeading__996_14744064" text:style-name="Internet_20_link" text:visited-style-name="Internet_20_link">3.3.4. Solution de sauvegarde<text:tab/>7</text:a></text:p>
          <text:p text:style-name="P35"><text:a xlink:type="simple" xlink:href="#__RefHeading__2851_1059042422" text:style-name="Internet_20_link" text:visited-style-name="Internet_20_link">4. Documents demandés<text:tab/>8</text:a></text:p>
          <text:p text:style-name="P32"><text:a xlink:type="simple" xlink:href="#__RefHeading__998_14744064" text:style-name="Internet_20_link" text:visited-style-name="Internet_20_link">4.1. Pour Garmir Khatch<text:tab/>8</text:a></text:p>
          <text:p text:style-name="P32"><text:a xlink:type="simple" xlink:href="#__RefHeading__1000_14744064" text:style-name="Internet_20_link" text:visited-style-name="Internet_20_link">4.2. Pour Amu Fsi 2014 B<text:tab/>8</text:a></text:p>
          <text:p text:style-name="P35"><text:a xlink:type="simple" xlink:href="#__RefHeading__1002_14744064" text:style-name="Internet_20_link" text:visited-style-name="Internet_20_link">5. Objectifs en vue de la prochaine réunion<text:tab/>8</text:a></text:p>
        </text:index-body>
      </text:table-of-content>
      <text:p text:style-name="Text_20_body"/>
      <text:h text:style-name="P27" text:outline-level="1"><text:bookmark-start text:name="__RefHeading__8552_1647095933"/>Objectifs<text:bookmark-end text:name="__RefHeading__8552_1647095933"/></text:h>
      <text:p text:style-name="Text_20_body">Ce document rend compte de la réunion du vendredi matin 2014-02-21, <text:span text:style-name="T6">qui s'est </text:span>déroulée en salle 3 au sous sol du bâtiment <text:span text:style-name="T5">5 </text:span>du campus universitaire de Saint-Charles à Marseille de 10:20 à 12:0<text:span text:style-name="T5">5</text:span>, entre la maîtrise d'ouvrage <text:variable-get text:name="Client">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3">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6845285203082912141" text:style-name="L1">
        <text:list-item>
          <text:p text:style-name="P17">Représentant <text:variable-get text:name="Client">Garmir Khatch</text:variable-get> :</text:p>
          <text:list>
            <text:list-item>
              <text:p text:style-name="P17">M. <text:span text:style-name="T1">Agopian</text:span> Roland<text:tab/><text:tab/><text:tab/>(maîtrise d'ouvrage)</text:p>
            </text:list-item>
          </text:list>
        </text:list-item>
        <text:list-item>
          <text:p text:style-name="P17">Représentant <text:user-defined style:data-style-name="N0" text:name="Éditeur">Amu Fsi 2014 B</text:user-defined> :</text:p>
          <text:list>
            <text:list-item>
              <text:p text:style-name="P17">M. <text:span text:style-name="T1">Balde</text:span> Ibrahima Sory<text:tab/><text:tab/>(assistant)</text:p>
            </text:list-item>
            <text:list-item>
              <text:p text:style-name="P17">M. <text:span text:style-name="T1">Cadon</text:span> Mehdi-Jonathan<text:tab/><text:tab/>(assistant, conseiller et secrétaire)</text:p>
            </text:list-item>
            <text:list-item>
              <text:p text:style-name="P17"><text:span text:style-name="T1">M. Gairoard</text:span> Lionel<text:tab/><text:tab/><text:tab/>(chef de projet)</text:p>
            </text:list-item>
            <text:list-item>
              <text:p text:style-name="P17"><text:span text:style-name="T1">M. Pachy</text:span> Ravi<text:tab/><text:tab/><text:tab/>(assistant, conseiller)</text:p>
            </text:list-item>
            <text:list-item>
              <text:p text:style-name="P17">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text:span text:style-name="T5">Un r</text:span>appel a donc été fait d'envoyer ce dernier à l'avance, accompagné de toute documentation relative (en l'occurrence le cahier des charges) afin de faire perdre le moins de temps possible à chacune des parties.</text:p>
      <text:p text:style-name="P23"><text:span text:style-name="T5">M. Agopian précise qu'il est toujours possible d'envoyer une version non finale du </text:span><text:soft-page-break/><text:span text:style-name="T5">CdCF en précisant l'état d</text:span><text:span text:style-name="T6">'avancement</text:span><text:span text:style-name="T5"> de celle-ci. Cette procédure étant destinée à gagner du temps lors de la </text:span><text:span text:style-name="T6">réalisation.</text:span><text:span text:style-name="T5"> Dans ce but, il conviendra lors de ces envois de préciser les parties inchangées pour éviter une lecture redondante.</text:span></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En outre, le processus Logistique a été schématis<text:span text:style-name="T5">é</text:span> de la façon suivante :</text:p>
      <text:p text:style-name="P18">&lt;schéma-en-cours-de-développement auteur=mj heure-limite=23:59/&gt;</text:p>
      <text:p text:style-name="Text_20_body">Évidemment, lors des processus d'échanges de <text:span text:style-name="T4">Réception entrante</text:span> ou <text:span text:style-name="T4">sortante</text:span>, il convient de, respectivement, prévoir ou prévenir des informations relatives à la réception de la marchandise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text:span text:style-name="T5">de</text:span> fournir des statistiques qu<text:span text:style-name="T5">e de</text:span> garder <text:span text:style-name="T5">une </text:span>trace des actions <text:soft-page-break/>menées. L'objectif étant de pouvoir analyser ou prouver l'efficience (ou non) des ressources investies.</text:p>
      <text:h text:style-name="Heading_20_3" text:outline-level="3"><text:bookmark-start text:name="__RefHeading__984_14744064"/>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text:span text:style-name="T5">est émise par la distribution et</text:span> correspond à une mission de transport. Ce document rassemble les informations de la mission <text:span text:style-name="T5">telles que :</text:span></text:p>
      <text:list xml:id="list7475625543850792362" text:style-name="L2">
        <text:list-item>
          <text:p text:style-name="P19">la marchandise transportée (nom, quantité, poids, volume, ...),</text:p>
        </text:list-item>
        <text:list-item>
          <text:p text:style-name="P19">les acteurs en jeu (propriétaire, expéditeur, destinataire, …),</text:p>
        </text:list-item>
        <text:list-item>
          <text:p text:style-name="P19">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4">Waybill</text:span> lorsque la mission reste de bout en bout à l'intérieur même de la chaîne logistique, et de <text:span text:style-name="T4">Delivery note</text:span> lorsque la mission a pour origine ou destination un acteur extérieur à la chaîne logistique.</text:p>
      <text:p text:style-name="Text_20_body">Ce document est actuellement composé de 4 feuilles <text:span text:style-name="T5">carbonées</text:span>, dont les exemplaires sont répartis comme suit :</text:p>
      <text:list xml:id="list1125772171066920432" text:style-name="L3">
        <text:list-item>
          <text:p text:style-name="P20">Un premier exemplaire est conservé par la logistique au moment de l'envoi du transport (donc avant réception, si réception il y a).</text:p>
        </text:list-item>
      </text:list>
      <text:p text:style-name="Text_20_body">Après réception (<text:span text:style-name="T5">la </text:span>signature d<text:span text:style-name="T5">u destinataire </text:span>faisant foi), les 3 feuilles restantes sont réparties comme suit :</text:p>
      <text:list xml:id="list1222945950" text:continue-numbering="true" text:style-name="L3">
        <text:list-item>
          <text:p text:style-name="P20">Un exemplaire est conservé par le destinataire (le métier),</text:p>
        </text:list-item>
        <text:list-item>
          <text:p text:style-name="P21">Un exemplaire est conservé par la société de transport,</text:p>
        </text:list-item>
        <text:list-item>
          <text:p text:style-name="P20">Un exemplaire est <text:span text:style-name="T5">retourné</text:span> <text:span text:style-name="T5">à </text:span>la logistique <text:span text:style-name="T5">pour justifier la livraison et ainsi procéder au paiement de la société de transport</text:span>.</text:p>
        </text:list-item>
      </text:list>
      <text:h text:style-name="Heading_20_4" text:outline-level="4"><text:bookmark-start text:name="__RefHeading__990_14744064"/>Tableaux de bord<text:bookmark-end text:name="__RefHeading__990_14744064"/></text:h>
      <text:p text:style-name="Text_20_body">Ce document, qui se doit <text:span text:style-name="T5">d'être </text:span>modulaire, peut remplir de nombreux rôles en fonction des situations, <text:span text:style-name="T5">et des destinataires</text:span>. Généralement, il se présente sous la forme d'un tableau se terminant par un total ou un ratio, et permettant ainsi de justifier des <text:soft-page-break/>ressources engagées, ou de témoigner des performance d'un service. <text:span text:style-name="T5">Il s'agit d'un document de synthèse permettant un suivi.</text:span></text:p>
      <text:p text:style-name="Text_20_body">Le module d'édition de tableaux de bord de la suite logicielle doit ainsi permettre à un 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contrat dont il est question (au km, à la journée, <text:span text:style-name="T6">au poids, </text:span>...).</text:p>
      <text:h text:style-name="Heading_20_3" text:outline-level="3"><text:bookmark-start text:name="__RefHeading__994_14744064"/>Documents à numériser<text:bookmark-end text:name="__RefHeading__994_14744064"/></text:h>
      <text:p text:style-name="P24">La solution logicielle doit <text:span text:style-name="T6">prendre en charge des documents numérisés</text:span>. <text:span text:style-name="T6">Elle devra par conséquent prévoir explicitement les contraintes relatives à ce type de document à savoir (liste non-exhaustive) :</text:span></text:p>
      <text:list xml:id="list6712711063896943207" text:style-name="L5">
        <text:list-item>
          <text:p text:style-name="P25"><text:span text:style-name="T6">Le poids numérique,</text:span></text:p>
        </text:list-item>
        <text:list-item>
          <text:p text:style-name="P25"><text:span text:style-name="T6">Les dimensions,</text:span></text:p>
        </text:list-item>
        <text:list-item>
          <text:p text:style-name="P25"><text:span text:style-name="T6">La résolution,</text:span></text:p>
        </text:list-item>
        <text:list-item>
          <text:p text:style-name="P25"><text:span text:style-name="T6">La couleur,</text:span></text:p>
        </text:list-item>
        <text:list-item>
          <text:p text:style-name="P25"><text:span text:style-name="T6">Le format.</text:span></text:p>
        </text:list-item>
      </text:list>
      <text:p text:style-name="P24">Parmi les documents qui peuvent être numérisés figurent :</text:p>
      <text:list xml:id="list7005044581954591355" text:style-name="L4">
        <text:list-item>
          <text:p text:style-name="P22">patentes des sociétés de transport employées,</text:p>
        </text:list-item>
        <text:list-item>
          <text:p text:style-name="P22">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text:soft-page-break/>et automatisée.</text:p>
      <text:p text:style-name="Text_20_body">En outre, la solution proposée doit être compatible avec le top 10 des solutions de sauvegarde les plus communes, au cas où ces dernières se verraient être utilisées en remplacement.</text:p>
      <text:h text:style-name="Heading_20_1" text:outline-level="1"><text:bookmark-start text:name="__RefHeading__2851_1059042422"/><text:span text:style-name="T6">Documents demandés</text:span><text:bookmark-end text:name="__RefHeading__2851_1059042422"/></text:h>
      <text:h text:style-name="Heading_20_2" text:outline-level="2"><text:bookmark-start text:name="__RefHeading__998_14744064"/><text:span text:style-name="T6">Pour</text:span>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text:span text:style-name="T6">Pour</text:span> <text:user-defined style:data-style-name="N0" text:name="Éditeur">Amu Fsi 2014 B</text:user-defined><text:bookmark-end text:name="__RefHeading__1000_14744064"/></text:h>
      <text:p text:style-name="P24">De son côté, l'assistance à maîtrise d'ouvrage souhaite que, pendant l'itération à venir, lui soit fournit des exemples des documents <text:span text:style-name="T6">suivants :</text:span></text:p>
      <text:list xml:id="list734171158365480012" text:style-name="L6">
        <text:list-item>
          <text:p text:style-name="P26"><text:span text:style-name="T4">Réquisition</text:span></text:p>
        </text:list-item>
        <text:list-item>
          <text:p text:style-name="P26"><text:span text:style-name="T4">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4T10:43:01">2014-02-24</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4</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4.0.2.2$Linux_x86 LibreOffice_project/4c82dcdd6efcd48b1d8bba66bfe1989deee49c3</meta:generator>
    <dc:title>Demande de pestation d'AMO</dc:title>
    <dc:subject>Compte rendu de réunion du 2014-02-21</dc:subject>
    <meta:document-statistic meta:table-count="6" meta:image-count="0" meta:object-count="0" meta:page-count="8" meta:paragraph-count="154" meta:word-count="1441" meta:character-count="8929" meta:non-whitespace-character-count="7676"/>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